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D_ESPECIE</text:p>
          </table:table-cell>
          <table:table-cell office:value-type="string" calcext:value-type="string">
            <text:p>ESPECI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CHORRO</text:p>
          </table:table-cell>
          <table:table-cell table:formula="of:=CONCATENATE(&quot;INSERT INTO DB_ESPERANCA_VIVA.RACA VALUES (&quot;;[.A2];&quot;,&quot; ;&quot;'&quot;; ;[.B2]; ;&quot;'&quot;; &quot;);&quot;)" office:value-type="string" office:string-value="INSERT INTO DB_ESPERANCA_VIVA.RACA VALUES (1,'CACHORRO');" calcext:value-type="string">
            <text:p>INSERT INTO DB_ESPERANCA_VIVA.RACA VALUES (1,'CACHORRO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TO</text:p>
          </table:table-cell>
          <table:table-cell table:formula="of:=CONCATENATE(&quot;INSERT INTO DB_ESPERANCA_VIVA.RACA VALUES (&quot;;[.A3];&quot;,&quot; ;&quot;'&quot;; ;[.B3]; ;&quot;'&quot;; &quot;);&quot;)" office:value-type="string" office:string-value="INSERT INTO DB_ESPERANCA_VIVA.RACA VALUES (2,'GATO');" calcext:value-type="string">
            <text:p>INSERT INTO DB_ESPERANCA_VIVA.RACA VALUES (2,'GATO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ELHO</text:p>
          </table:table-cell>
          <table:table-cell table:formula="of:=CONCATENATE(&quot;INSERT INTO DB_ESPERANCA_VIVA.RACA VALUES (&quot;;[.A4];&quot;,&quot; ;&quot;'&quot;; ;[.B4]; ;&quot;'&quot;; &quot;);&quot;)" office:value-type="string" office:string-value="INSERT INTO DB_ESPERANCA_VIVA.RACA VALUES (3,'COELHO');" calcext:value-type="string">
            <text:p>INSERT INTO DB_ESPERANCA_VIVA.RACA VALUES (3,'COELHO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06:33.520658456</meta:creation-date>
    <dc:date>2024-10-04T23:52:04.963000000</dc:date>
    <meta:editing-duration>PT8M3S</meta:editing-duration>
    <meta:editing-cycles>2</meta:editing-cycles>
    <meta:generator>LibreOffice/24.8.1.2$Windows_X86_64 LibreOffice_project/87fa9aec1a63e70835390b81c40bb8993f1d4ff6</meta:generator>
    <meta:document-statistic meta:table-count="1" meta:cell-count="11" meta:object-count="0"/>
  </office:meta>
</office:document-meta>
</file>